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erif" svg:font-family="'DejaVu Serif'"/>
    <style:font-face style:name="StarSymbol" svg:font-family="StarSymbol"/>
    <style:font-face style:name="DejaVu Sans Mono" svg:font-family="'DejaVu Sans Mono'" style:font-family-generic="swiss" style:font-pitch="fixed"/>
    <style:font-face style:name="DejaVu Serif1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DejaVu Serif1"/>
    </style:style>
    <style:style style:name="P3" style:family="paragraph" style:parent-style-name="Text_20_body">
      <style:text-properties style:font-name="DejaVu Serif1" fo:font-weight="bold" style:font-weight-asian="bold" style:font-weight-complex="bold"/>
    </style:style>
    <style:style style:name="P4" style:family="paragraph" style:parent-style-name="Text_20_body" style:list-style-name="L1">
      <style:text-properties style:font-name="DejaVu Serif1" fo:font-weight="bold" style:font-weight-asian="bold" style:font-weight-complex="bold"/>
    </style:style>
    <style:style style:name="P5" style:family="paragraph" style:parent-style-name="Text_20_body" style:list-style-name="L1">
      <style:text-properties style:font-name="DejaVu Serif1"/>
    </style:style>
    <style:style style:name="P6" style:family="paragraph" style:parent-style-name="Text_20_body">
      <style:text-properties style:font-name="DejaVu Sans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DejaVu Serif1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DejaVu Serif1" fo:font-weight="bold" style:font-weight-asian="bold" style:font-weight-complex="bold"/>
    </style:style>
    <style:style style:name="P11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"/>
    </style:style>
    <style:style style:name="T3" style:family="text">
      <style:text-properties style:font-name="DejaVu Sans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style:font-name="DejaVu Sans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style:font-name="DejaVu Sans Mono"/>
    </style:style>
    <style:style style:name="T10" style:family="text">
      <style:text-properties style:text-position="0% 100%" style:font-name="DejaVu Sans Mono" fo:font-weight="normal" style:font-weight-asian="normal" style:font-weight-complex="normal"/>
    </style:style>
    <style:style style:name="T11" style:family="text">
      <style:text-properties style:text-position="0% 100%" style:font-name="DejaVu Sans"/>
    </style:style>
    <style:style style:name="T12" style:family="text">
      <style:text-properties style:text-position="0% 100%" style:font-name="DejaVu Sans" fo:font-weight="normal" style:font-weight-asian="normal" style:font-weight-complex="normal"/>
    </style:style>
    <style:style style:name="T13" style:family="text">
      <style:text-properties style:text-position="0% 100%" style:font-name="DejaVu Serif1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tomatic Labels</text:h>
      <text:h text:style-name="Heading_20_3" text:outline-level="3">Axis Labels:</text:h>
      <text:p text:style-name="Text_20_body">The goal is to have all automatic labels be</text:p>
      <text:p text:style-name="Text_20_body"><text:tab/><text:span text:style-name="T2">&lt;Quantity&gt;</text:span><text:span text:style-name="T3"> [</text:span><text:span text:style-name="T2">&lt;Units&gt;</text:span><text:span text:style-name="T3">]</text:span>, </text:p>
      <text:p text:style-name="Text_20_body">eg</text:p>
      <text:p text:style-name="Text_20_body"><text:tab/><text:span text:style-name="T3">Time [s]</text:span></text:p>
      <text:p text:style-name="P2">or</text:p>
      <text:p text:style-name="P6"><text:tab/>Rotation Rate [<text:span text:style-name="T4">o</text:span><text:span text:style-name="T7">/s]</text:span></text:p>
      <text:p text:style-name="P2"><text:span text:style-name="T7"/></text:p>
      <text:list text:style-name="L1">
        <text:list-item>
          <text:p text:style-name="P5"><text:span text:style-name="T7">Vectors will provide two strings: </text:span><text:span text:style-name="T9">Quantity()</text:span><text:span text:style-name="T7"> and </text:span><text:span text:style-name="T9">Units()</text:span><text:span text:style-name="T7">, which will be empty if they are not defined. <text:s/></text:span></text:p>
        </text:list-item>
        <text:list-item>
          <text:p text:style-name="P5"><text:span text:style-name="T9">Quantity</text:span><text:span text:style-name="T7"> and </text:span><text:span text:style-name="T9">Units</text:span><text:span text:style-name="T7"> will default to automatic strings by those names from the data source, but can be over-ridden in the vector edit dialog.</text:span></text:p>
        </text:list-item>
        <text:list-item>
          <text:p text:style-name="P5"><text:span text:style-name="T7">Data sources which provide slave vectors are responsible to supply their slaves with </text:span><text:span text:style-name="T9">Quantity</text:span><text:span text:style-name="T7"> and </text:span><text:span text:style-name="T9">Units.</text:span></text:p>
        </text:list-item>
        <text:list-item>
          <text:p text:style-name="P5"><text:span text:style-name="T7">In cases where is </text:span><text:span text:style-name="T9">Units</text:span><text:span text:style-name="T7"> empty, but </text:span><text:span text:style-name="T9">Quantity</text:span><text:span text:style-name="T7"> is not, just </text:span><text:span text:style-name="T9">Quantity</text:span><text:span text:style-name="T7"> will be printed (eg, </text:span><text:span text:style-name="T11">Index</text:span><text:span text:style-name="T7">, or </text:span><text:span text:style-name="T11">Number in bin</text:span><text:span text:style-name="T7">)</text:span></text:p>
        </text:list-item>
        <text:list-item>
          <text:p text:style-name="P5"><text:span text:style-name="T7">The first curve in a plot's list which has quantity/units will define the plot's label.</text:span></text:p>
        </text:list-item>
        <text:list-item>
          <text:p text:style-name="P4"><text:span text:style-name="T8">Axis will not be defined by their field name.</text:span></text:p>
        </text:list-item>
        <text:list-item>
          <text:p text:style-name="P4"><text:span text:style-name="T8">The </text:span><text:span text:style-name="T10">Index</text:span><text:span text:style-name="T8"> automatic field needs an automatic scalar </text:span><text:span text:style-name="T10">Quantity</text:span><text:span text:style-name="T8"> set to </text:span><text:span text:style-name="T12">Index</text:span></text:p>
        </text:list-item>
        <text:list-item>
          <text:p text:style-name="P4"><text:span text:style-name="T8">Time still needs to be handled.</text:span></text:p>
        </text:list-item>
      </text:list>
      <text:p text:style-name="P1"><text:span text:style-name="T7"/></text:p>
      <text:p text:style-name="P1"><text:span text:style-name="T7">Spectra:</text:span></text:p>
      <text:p text:style-name="P1"><text:span text:style-name="T7">y: </text:span></text:p>
      <text:p text:style-name="P8"><text:span text:style-name="T10">Quantity</text:span><text:span text:style-name="T8"> is set by the type of spectrum (eg </text:span><text:span text:style-name="T12">Power Spectral Density</text:span><text:span text:style-name="T8">)</text:span></text:p>
      <text:p text:style-name="P8"><text:span text:style-name="T10">Units</text:span><text:span text:style-name="T8"> is set by the units of the input vector (eg, </text:span><text:span text:style-name="T12">V</text:span><text:span text:style-name="T8">), and the rate units specified in the dialog (eg, </text:span><text:span text:style-name="T12">Hz</text:span><text:span text:style-name="T8">).... so, eg, </text:span><text:span text:style-name="T12">V</text:span><text:span text:style-name="T6">2</text:span><text:span text:style-name="T12">/Hz.</text:span></text:p>
      <text:p text:style-name="P3"><text:span text:style-name="T7">x: </text:span></text:p>
      <text:p text:style-name="P9"><text:span text:style-name="T10">Quantity</text:span><text:span text:style-name="T8"> defaults to </text:span><text:span text:style-name="T12">Frequency </text:span><text:span text:style-name="T8">but can be overridden in the dialog.</text:span></text:p>
      <text:p text:style-name="P9"><text:span text:style-name="T10">Units</text:span><text:span text:style-name="T8"> defaults to </text:span><text:span text:style-name="T12">Hz </text:span><text:span text:style-name="T8">but can be overridden in the dialog.</text:span></text:p>
      <text:p text:style-name="P10"><text:span text:style-name="T8"/></text:p>
      <text:p text:style-name="P1"><text:span text:style-name="T7">Histograms:</text:span></text:p>
      <text:p text:style-name="P1"><text:span text:style-name="T7">y: </text:span></text:p>
      <text:p text:style-name="P9"><text:soft-page-break/><text:span text:style-name="T10">Quantity</text:span><text:span text:style-name="T8"> is set depending on the type of histogram (eg, Number in Bin)</text:span></text:p>
      <text:p text:style-name="P9"><text:span text:style-name="T10">Units</text:span><text:span text:style-name="T8"> is not set.</text:span></text:p>
      <text:p text:style-name="P1"><text:span text:style-name="T7">x: </text:span></text:p>
      <text:p text:style-name="P9"><text:span text:style-name="T10">Quantity</text:span><text:span text:style-name="T8"> and </text:span><text:span text:style-name="T10">Units</text:span><text:span text:style-name="T8"> are set to the the values of the input vector.</text:span></text:p>
      <text:p text:style-name="P9"><text:span text:style-name="T8"/></text:p>
      <text:p text:style-name="P1"><text:span text:style-name="T7">Equations:</text:span></text:p>
      <text:p text:style-name="P1"><text:span text:style-name="T7">y: </text:span></text:p>
      <text:p text:style-name="P9"><text:span text:style-name="T10">Quantity</text:span><text:span text:style-name="T8"> and </text:span><text:span text:style-name="T10">Units</text:span><text:span text:style-name="T8"> are not set.</text:span></text:p>
      <text:p text:style-name="P1"><text:span text:style-name="T7">x: </text:span></text:p>
      <text:p text:style-name="P9"><text:span text:style-name="T10">Quantity</text:span><text:span text:style-name="T8"> and </text:span><text:span text:style-name="T10">Units</text:span><text:span text:style-name="T8"> are set to the the values of the input vector.</text:span></text:p>
      <text:p text:style-name="P10"><text:span text:style-name="T8"/></text:p>
      <text:p text:style-name="P1"><text:span text:style-name="T7">Spectrograms:</text:span></text:p>
      <text:p text:style-name="P1"><text:span text:style-name="T7">y: </text:span></text:p>
      <text:p text:style-name="P9"><text:span text:style-name="T10">Quantity</text:span><text:span text:style-name="T8"> and </text:span><text:span text:style-name="T10">Units</text:span><text:span text:style-name="T8"> are set in the same way as Spectra x axis.</text:span></text:p>
      <text:p text:style-name="P1"><text:span text:style-name="T7">x: </text:span></text:p>
      <text:p text:style-name="P9"><text:span text:style-name="T10">Quantity</text:span><text:span text:style-name="T8"> is set to </text:span><text:span text:style-name="T12">Time</text:span><text:span text:style-name="T8">.</text:span></text:p>
      <text:p text:style-name="P9"><text:span text:style-name="T10">Units</text:span><text:span text:style-name="T8"> is set to </text:span><text:span text:style-name="T12">s</text:span><text:span text:style-name="T8">.</text:span></text:p>
      <text:p text:style-name="P10"><text:span text:style-name="T8"/></text:p>
      <text:p text:style-name="P1"><text:span text:style-name="T7">Plugins:</text:span></text:p>
      <text:p text:style-name="P10"><text:span text:style-name="T8">Plugins need to set their output vector </text:span><text:span text:style-name="T10">Quantity</text:span><text:span text:style-name="T8"> and </text:span><text:span text:style-name="T10">Units</text:span><text:span text:style-name="T8"> as appropriate. <text:s/>In most cases, fits and filters will pass through the values from their input vectors. <text:s/></text:span></text:p>
      <text:h text:style-name="P11" text:outline-level="3"><text:span text:style-name="T7">Legend Labels</text:span></text:h>
      <text:p text:style-name="P7"><text:span text:style-name="T7">Curves and Images supply default legend labels. <text:s/>These labels should be the same as the curve's descriptive name, except that special characters in field names need to be escaped.</text:span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erif" svg:font-family="'DejaVu Serif'"/>
    <style:font-face style:name="StarSymbol" svg:font-family="StarSymbol"/>
    <style:font-face style:name="DejaVu Sans Mono" svg:font-family="'DejaVu Sans Mono'" style:font-family-generic="swiss" style:font-pitch="fixed"/>
    <style:font-face style:name="DejaVu Serif1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11T09:42:34</meta:creation-date>
    <dc:date>2008-12-12T18:08:54</dc:date>
    <meta:editing-cycles>2</meta:editing-cycles>
    <meta:editing-duration>P1DT8H26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350" meta:character-count="1940"/>
  </office:meta>
</office:document-meta>
</file>